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SupplierTests.getBeanWhenUsingThrowableSupplierThatThrows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FactorySupplierTests.getBeanWhenUsingThrowabl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FactorySupplierTests.getBeanWhenUsingRegular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FactorySupplierTests.getBeanWhenUsingInstanc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SupplierTests.getBeanWhenUsingThrowableSupplierThatThrows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